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B00000076B283D239.jpg" manifest:media-type="image/jpeg"/>
  <manifest:file-entry manifest:full-path="Pictures/1000000000000617000001CD692FE7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KansiLehti">
      <style:text-properties fo:font-weight="bold" style:font-weight-asian="bold"/>
    </style:style>
    <style:style style:name="P2" style:family="paragraph" style:parent-style-name="KansiLehti" style:master-page-name="Standard">
      <style:paragraph-properties style:page-number="auto"/>
    </style:style>
    <style:style style:name="P3" style:family="paragraph" style:parent-style-name="Footer">
      <style:text-properties fo:language="en" fo:country="US" style:language-asian="en" style:country-asian="US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Calibri_20_26">
      <style:paragraph-properties fo:text-align="center" style:justify-single-word="false"/>
      <style:text-properties fo:font-weight="bold" officeooo:rsid="00132879" officeooo:paragraph-rsid="00132879" style:font-weight-asian="bold"/>
    </style:style>
    <style:style style:name="P6" style:family="paragraph" style:parent-style-name="Calibri_20_22">
      <style:paragraph-properties fo:text-align="center" style:justify-single-word="false"/>
      <style:text-properties officeooo:rsid="00132879" officeooo:paragraph-rsid="00132879"/>
    </style:style>
    <style:style style:name="P7" style:family="paragraph" style:parent-style-name="Calibri_20_18">
      <style:paragraph-properties fo:text-align="center" style:justify-single-word="false"/>
      <style:text-properties officeooo:rsid="00132879" officeooo:paragraph-rsid="00132879"/>
    </style:style>
    <style:style style:name="P8" style:family="paragraph" style:parent-style-name="Calibri_20_16">
      <style:paragraph-properties fo:text-align="center" style:justify-single-word="false"/>
    </style:style>
    <style:style style:name="P9" style:family="paragraph" style:parent-style-name="Calibri_20_16">
      <style:paragraph-properties fo:text-align="center" style:justify-single-word="false"/>
      <style:text-properties officeooo:rsid="00132879" officeooo:paragraph-rsid="00132879"/>
    </style:style>
    <style:style style:name="P10" style:family="paragraph" style:parent-style-name="Calibri_20_14">
      <style:paragraph-properties fo:text-align="center" style:justify-single-word="false"/>
    </style:style>
    <style:style style:name="T1" style:family="text">
      <style:text-properties officeooo:rsid="00132879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KansiLehti"/>
      <text:p text:style-name="P5">Shakkijärjestelmä</text:p>
      <text:p text:style-name="P1"/>
      <text:p text:style-name="KansiLehti"/>
      <text:p text:style-name="P6">Olio-ohjelmointi 2, Qt5, JavaEE</text:p>
      <text:p text:style-name="KansiLehti"/>
      <text:p text:style-name="KansiLehti"/>
      <text:p text:style-name="KansiLehti"/>
      <text:p text:style-name="P7">Antti Lamminsalo</text:p>
      <text:p text:style-name="KansiLehti"/>
      <text:p text:style-name="KansiLehti"/>
      <text:p text:style-name="KansiLehti"/>
      <text:p text:style-name="KansiLehti"/>
      <text:p text:style-name="KansiLehti"/>
      <text:p text:style-name="P8">Opinnäytetyö</text:p>
      <text:p text:style-name="P9">12 2014</text:p>
      <text:p text:style-name="KansiLehti"/>
      <text:p text:style-name="KansiLehti"/>
      <text:p text:style-name="KansiLehti"/>
      <text:p text:style-name="KansiLehti"/>
      <text:p text:style-name="KansiLehti"/>
      <text:p text:style-name="P10"><text:span text:style-name="T1">Ohjelmistotekniikan</text:span> koulutusohjelma</text:p>
      <text:p text:style-name="P10"><text:span text:style-name="T1">Tekniikan</text:span> ala</text:p>
      <text:p text:style-name="KansiLehti"/>
      <text:p text:style-name="KansiLehti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KansiLehti" style:family="paragraph">
      <style:paragraph-properties fo:text-align="center" style:justify-single-word="false" fo:orphans="2" fo:widows="2"/>
      <style:text-properties style:use-window-font-color="true" style:font-name="Calibri" fo:font-family="Calibri" style:font-family-generic="swiss" style:font-pitch="variable" fo:font-size="12pt" fo:language="fi" fo:country="FI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eliteteksti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libri_20_26" style:display-name="Calibri 26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26pt" fo:language="fi" fo:country="FI" style:font-name-asian="Times New Roman" style:font-family-asian="'Times New Roman'" style:font-family-generic-asian="roman" style:font-pitch-asian="variable" style:font-size-asian="26pt" style:font-name-complex="Arial" style:font-family-complex="Arial" style:font-family-generic-complex="swiss" style:font-pitch-complex="variable" style:font-size-complex="26pt" style:language-complex="ar" style:country-complex="SA"/>
    </style:style>
    <style:style style:name="Calibri_20_22" style:display-name="Calibri 22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22pt" fo:language="fi" fo:country="FI" style:font-name-asian="Times New Roman" style:font-family-asian="'Times New Roman'" style:font-family-generic-asian="roman" style:font-pitch-asian="variable" style:font-size-asian="22pt" style:font-name-complex="Arial" style:font-family-complex="Arial" style:font-family-generic-complex="swiss" style:font-pitch-complex="variable" style:font-size-complex="22pt" style:language-complex="ar" style:country-complex="SA"/>
    </style:style>
    <style:style style:name="Calibri_20_18" style:display-name="Calibri 18" style:family="paragraph">
      <style:paragraph-properties fo:orphans="2" fo:widows="2"/>
      <style:text-properties fo:color="#000000" style:font-name="Calibri" fo:font-family="Calibri" style:font-family-generic="swiss" style:font-pitch="variable" fo:font-size="18pt" fo:language="fi" fo:country="FI" style:font-name-asian="Times New Roman" style:font-family-asian="'Times New Roman'" style:font-family-generic-asian="roman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Calibri_20_16" style:display-name="Calibri 16" style:family="paragraph">
      <style:paragraph-properties fo:orphans="2" fo:widows="2"/>
      <style:text-properties fo:color="#000000" style:font-name="Calibri" fo:font-family="Calibri" style:font-family-generic="swiss" style:font-pitch="variable" fo:font-size="16pt" fo:language="fi" fo:country="FI" style:font-name-asian="Times New Roman" style:font-family-asian="'Times New Roman'" style:font-family-generic-asian="roman" style:font-pitch-asian="variable" style:font-size-asian="16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Calibri_20_14" style:display-name="Calibri 14" style:family="paragraph">
      <style:paragraph-properties fo:orphans="2" fo:widows="2"/>
      <style:text-properties fo:color="#000000" style:font-name="Calibri" fo:font-family="Calibri" style:font-family-generic="swiss" style:font-pitch="variable" fo:font-size="14pt" fo:language="fi" fo:country="FI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language-complex="ar" style:country-complex="SA" style:font-style-complex="italic"/>
    </style:style>
    <style:style style:name="Kappaleen_20_oletusfontti" style:display-name="Kappaleen oletusfontti" style:family="text"/>
    <style:style style:name="Ylätunniste_20_Char" style:display-name="Ylätunniste Char" style:family="text">
      <style:text-properties fo:font-size="12pt" style:font-size-asian="12pt" style:font-size-complex="12pt"/>
    </style:style>
    <style:style style:name="Alatunniste_20_Char" style:display-name="Alatunniste Char" style:family="text">
      <style:text-properties fo:font-size="12pt" style:font-size-asian="12pt" style:font-size-complex="12pt"/>
    </style:style>
    <style:style style:name="Seliteteksti_20_Char" style:display-name="Seliteteksti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alibri_20_26_20_Char" style:display-name="Calibri 26 Char" style:family="text">
      <style:text-properties style:font-name="Calibri" fo:font-family="Calibri" style:font-family-generic="swiss" style:font-pitch="variable" fo:font-size="26pt" fo:language="fi" fo:country="FI" style:font-size-asian="26pt" style:font-name-complex="Arial" style:font-family-complex="Arial" style:font-family-generic-complex="swiss" style:font-pitch-complex="variable" style:font-size-complex="26pt" style:language-complex="ar" style:country-complex="SA"/>
    </style:style>
    <style:style style:name="Calibri_20_22_20_Char" style:display-name="Calibri 22 Char" style:family="text">
      <style:text-properties style:font-name="Calibri" fo:font-family="Calibri" style:font-family-generic="swiss" style:font-pitch="variable" fo:font-size="22pt" fo:language="fi" fo:country="FI" style:font-size-asian="22pt" style:font-name-complex="Arial" style:font-family-complex="Arial" style:font-family-generic-complex="swiss" style:font-pitch-complex="variable" style:font-size-complex="22pt" style:language-complex="ar" style:country-complex="SA"/>
    </style:style>
    <style:style style:name="Calibri_20_18_20_Char" style:display-name="Calibri 18 Char" style:family="text">
      <style:text-properties fo:color="#000000" style:font-name="Calibri" fo:font-family="Calibri" style:font-family-generic="swiss" style:font-pitch="variable" fo:font-size="18pt" fo:language="fi" fo:country="FI" style:font-size-asian="18pt" style:font-name-complex="Arial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Calibri_20_16_20_Char" style:display-name="Calibri 16 Char" style:family="text">
      <style:text-properties fo:color="#000000" style:font-name="Calibri" fo:font-family="Calibri" style:font-family-generic="swiss" style:font-pitch="variable" fo:font-size="16pt" fo:language="fi" fo:country="FI" style:font-size-asian="16pt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Calibri_20_14_20_Char" style:display-name="Calibri 14 Char" style:family="text">
      <style:text-properties fo:color="#000000" style:font-name="Calibri" fo:font-family="Calibri" style:font-family-generic="swiss" style:font-pitch="variable" fo:font-size="14pt" fo:language="fi" fo:country="FI" style:font-size-asian="14pt" style:font-name-complex="Arial" style:font-family-complex="Arial" style:font-family-generic-complex="swiss" style:font-pitch-complex="variable" style:font-size-complex="14pt" style:language-complex="ar" style:country-complex="SA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fo:language="en" fo:country="US" style:language-asian="en" style:country-asian="US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center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1.1693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bottom="0.2563in" style:dynamic-spacing="true"/>
      </style:header-style>
      <style:footer-style>
        <style:header-footer-properties fo:min-height="0.039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as-char" svg:width="1.9638in" svg:height="0.5807in" draw:z-index="0"><draw:image xlink:href="Pictures/1000000000000617000001CD692FE73D.png" xlink:type="simple" xlink:show="embed" xlink:actuate="onLoad"/></draw:frame></text:p>
      </style:header>
      <style:footer>
        <text:p text:style-name="MP2"><draw:frame draw:style-name="Mfr2" draw:name="jamk_kv_varilogo_vaaka" text:anchor-type="char" svg:y="-0.0866in" svg:width="3.7957in" svg:height="0.7807in" draw:z-index="1"><draw:image xlink:href="Pictures/100000000000023B00000076B283D239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12:35:00</meta:creation-date>
    <dc:date>2014-12-04T10:10:38.909672531</dc:date>
    <meta:editing-cycles>1</meta:editing-cycles>
    <meta:editing-duration>P15824DT17H31M44S</meta:editing-duration>
    <meta:document-statistic meta:table-count="0" meta:image-count="2" meta:object-count="0" meta:page-count="1" meta:paragraph-count="8" meta:word-count="14" meta:character-count="131" meta:non-whitespace-character-count="131"/>
    <meta:generator>LibreOffice/4.2.7.2$Linux_X86_64 LibreOffice_project/420m0$Build-2</meta:generator>
  </office:meta>
</office:document-meta>
</file>